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vertical-align="automatic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25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5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9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5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02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6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4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9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0" calcext:value-type="float">
            <text:p>80</text:p>
          </table:table-cell>
          <table:table-cell/>
          <table:table-cell table:style-name="ce27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8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89" calcext:value-type="float">
            <text:p>89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8" calcext:value-type="float">
            <text:p>88</text:p>
          </table:table-cell>
          <table:table-cell table:style-name="ce30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8" calcext:value-type="float">
            <text:p>88</text:p>
          </table:table-cell>
          <table:table-cell table:style-name="ce30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76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1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5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8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9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1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2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3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3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36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37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4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4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5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64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6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70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78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79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81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85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8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97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0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04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0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2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14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8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2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4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43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5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5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6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72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8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8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59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9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0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1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59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65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67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69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0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6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7">00/00/0000</text:date>, <text:time style:data-style-name="N2" text:time-value="00:11:24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12-07T00:53:06.057000000</dc:date>
    <meta:editing-duration>P53DT6H29S</meta:editing-duration>
    <meta:editing-cycles>1301</meta:editing-cycles>
    <meta:generator>LibreOffice/5.4.3.2$Windows_X86_64 LibreOffice_project/92a7159f7e4af62137622921e809f8546db437e5</meta:generator>
    <dc:creator>James Petts</dc:creator>
    <meta:document-statistic meta:table-count="3" meta:cell-count="4191" meta:object-count="0"/>
  </office:meta>
</office:document-meta>
</file>